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ÓN</text:p>
          </table:table-cell>
          <table:table-cell office:value-type="string" table:style-name="ce1">
            <text:p>POBLACIÓN</text:p>
          </table:table-cell>
          <table:table-cell office:value-type="string" table:style-name="ce1">
            <text:p>TELÉ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T01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2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3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4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6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7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8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9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0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1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2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3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4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5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6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7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8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9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0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1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2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3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4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5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6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7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8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0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1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2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3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4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5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6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7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8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9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40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usuario</meta:initial-creator>
    <dc:creator>usuario</dc:creator>
    <meta:creation-date>2020-04-07T19:50:59Z</meta:creation-date>
    <dc:date>2020-04-07T19:53:09Z</dc:date>
  </office:meta>
</office:document-meta>
</file>